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iefing</text:p>
      <text:p text:style-name="Standard"/>
      <text:p text:style-name="P1">Task</text:p>
      <text:p text:style-name="P1"/>
      <text:p text:style-name="P2">Link up with Callsign 62 on the beach head, then locate the SAM sites and the Electronic Warfare Jammer. Provide fire support for Callsign 62 while they move in to destroy the jammer, then extract to the beachhead for pickup.</text:p>
      <text:p text:style-name="P2"/>
      <text:p text:style-name="P1">Political Situation</text:p>
      <text:p text:style-name="P1"/>
      <text:p text:style-name="P2">The Syndikat has created many problems for western countries since their rise to power a few years ago. Their continued funding and support to resistance groups all over the world has complicated the geopolitical landscape. Our diplomatic efforts with the Middle East and South East Europe has been failing, as governments topple over unrest and violence. Countries that were once cooperative with us have turned their backs as a new totalitarian government takes hold.</text:p>
      <text:p text:style-name="P2"/>
      <text:p text:style-name="P2">NATO agrees that the Syndikat has become too powerful, and that action must be taken against them.</text:p>
      <text:p text:style-name="P2"/>
      <text:p text:style-name="P2">Our field of operations will be Tanoa, being one of the primary work horses for the Syndikats funding and supplies. <text:s/>It's vast plantations and sugar exports make it easy to smuggle narcotics across the globe. If we can limit or destroy these targets, the Syndikat will be crippled financially. </text:p>
      <text:p text:style-name="P2"/>
      <text:p text:style-name="P2">Due to the complex relationship the West has with South America, this operation will not be a full scale invasion. We will use limited assets, combined with sabotage and disruption to break the Syndikats grip on Tanoa.</text:p>
      <text:p text:style-name="P2"/>
      <text:p text:style-name="P1">Operation Strix</text:p>
      <text:p text:style-name="P1"/>
      <text:p text:style-name="P2">The first obstacle our operation needs to overcome is the recent installation of a SAM defense network on the North Western island. The Syndikat purchased the SAM defense network from a Russo-Iranian trade partner, so expect to encounter CSAT troops around the sites. <text:s/>The network has radar detection capabilities out to 100km, with surface-to-air and <text:s/>anti-ship ballistic missiles that have an effective range of 30 km. There is also a very sophisticated Electronic Warfare Jammer deployed on site that is preventing us from engaging with SEAD flight, or Naval Cruise Missiles. </text:p>
      <text:p text:style-name="P2"/>
      <text:p text:style-name="P2">Early satellite photos show that there are 4 SAM launchers deployed on the island, coupled with Early Warning Radar and the Jammer.</text:p>
      <text:p text:style-name="P2"/>
      <text:p text:style-name="P2">This operation will consist of 3 assets: </text:p>
      <text:p text:style-name="P2"/>
      <text:p text:style-name="P2">Callsign 62 – Special Forces Detachment, tasked with the demolitions of the Early Warning Radar and the Electronic Warfare Jammer.</text:p>
      <text:p text:style-name="P2"/>
      <text:p text:style-name="P2">Shadow – Sniper Recon detachment, tasked with reconnoiter and location of the SAM sites and Electronic Warfare Jammer.</text:p>
      <text:p text:style-name="P2"/>
      <text:p text:style-name="P2">Cowboy-1 – SEAD package of F-16s, tasked with the suppression of Air Defense Systems. Secondary task to destroy the airfield.</text:p>
      <text:p text:style-name="P2"/>
      <text:p text:style-name="P2"><text:soft-page-break/>The targets for this mission will be the destruction of the Early Warning Radar (EWR), the Electronic Warfare Jammer (EWJ), the 4 SAM sites, as well as the airfield.</text:p>
      <text:p text:style-name="P2"/>
      <text:p text:style-name="P2">Once Shadow has located the objectives, Callsign 62 and Shadow will cooperate on the destruction of the EWR and EWJ. Then Callsign 62 will radio in Cowboy-1 to green light their attack of the remaining SAM batteries and airfield.</text:p>
      <text:p text:style-name="P2"/>
      <text:p text:style-name="P1">Initial Recon</text:p>
      <text:p text:style-name="P1"/>
      <text:p text:style-name="P2">The island is heavily fortified with infantry and vehicles. Most of the infantry is sleeping in quarters while guards take the night shift. Expect vehicle patrols along main roads, and fortified infantry positions around key population centers. The airfield has the highest concentration of enemy forces, recommend avoiding the airfield.</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7-03-11T09:32:13.89</meta:creation-date>
    <meta:document-statistic meta:table-count="0" meta:image-count="0" meta:object-count="0" meta:page-count="2" meta:paragraph-count="19" meta:word-count="521" meta:character-count="3218"/>
    <dc:date>2017-03-11T10:28:59.66</dc:date>
    <meta:editing-duration>PT5M44S</meta:editing-duration>
    <meta:editing-cycles>1</meta:editing-cycles>
    <meta:generator>OpenOffice.org/3.3$Win32 OpenOffice.org_project/330m20$Build-9567</meta:generator>
  </office:meta>
</office:document-meta>
</file>